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E36000009AB3CA45D8271336A51.png" manifest:media-type="image/png"/>
  <manifest:file-entry manifest:full-path="Pictures/1000000100000E1000000A1C9E82089049F7EE85.png" manifest:media-type="image/png"/>
  <manifest:file-entry manifest:full-path="Pictures/1000000100000E10000004FB30A55086740E4D64.png" manifest:media-type="image/png"/>
  <manifest:file-entry manifest:full-path="Pictures/1000000100000200000001989478E312D5C510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Atkinson Hyperlegible1" svg:font-family="'Atkinson Hyperlegible'" style:font-adornments="Regular" style:font-pitch="variable"/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46cm, 6.465cm, 1.522cm, 1.653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ff0000" loext:opacity="100%" style:text-outline="true" style:font-name="Joystix" fo:font-size="36pt" fo:text-shadow="1pt 1pt" style:font-size-asian="36pt" style:font-size-complex="36pt"/>
    </style:style>
    <style:style style:name="T2" style:family="text">
      <style:text-properties fo:color="#000000" loext:opacity="100%" style:font-name="Joystix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APP SCHOOL LIVE <text:s/>@ <text:s/>LESSON 2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agents</text:span></text:p>
          </draw:text-box>
        </draw:frame>
        <draw:frame draw:style-name="gr3" draw:text-style-name="P3" draw:layer="layout" svg:width="14.022cm" svg:height="11.174cm" svg:x="6.791cm" svg:y="2.062cm">
          <draw:image xlink:href="Pictures/1000000100000200000001989478E312D5C5102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3" draw:layer="layout" svg:width="24.411cm" svg:height="8.559cm" svg:x="1.701cm" svg:y="4.337cm">
          <draw:image xlink:href="Pictures/1000000100000E10000004FB30A55086740E4D6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24.343cm" svg:height="17.5cm" svg:x="1.905cm" svg:y="0cm">
          <draw:image xlink:href="Pictures/1000000100000E1000000A1C9E82089049F7EE8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25.723cm" svg:height="17.5cm" svg:x="0.947cm" svg:y="-0.635cm">
          <draw:image xlink:href="Pictures/1000000100000E36000009AB3CA45D8271336A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Atkinson Hyperlegible1" svg:font-family="'Atkinson Hyperlegible'" style:font-adornments="Regular" style:font-pitch="variable"/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7-19T15:51:11.675242882</dc:date>
    <meta:editing-duration>PT13H3M35S</meta:editing-duration>
    <meta:editing-cycles>233</meta:editing-cycles>
    <meta:generator>LibreOffice/7.2.7.2$Linux_X86_64 LibreOffice_project/20$Build-2</meta:generator>
    <meta:document-statistic meta:object-count="35"/>
  </office:meta>
</office:document-meta>
</file>